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39.21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14.0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48.45pt"/>
    </style:style>
    <style:style style:name="co7" style:family="table-column">
      <style:table-column-properties fo:break-before="auto" style:column-width="48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ybri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Binary file q2-hybrid matches</text:p>
          </table:table-cell>
          <table:table-cell table:number-columns-repeated="5"/>
          <table:table-cell office:value-type="string" calcext:value-type="string">
            <text:p># Processes</text:p>
          </table:table-cell>
          <table:table-cell office:value-type="string" calcext:value-type="string">
            <text:p># Threads</text:p>
          </table:table-cell>
          <table:table-cell office:value-type="string" calcext:value-type="string">
            <text:p>Run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_OMP.o3093480:2:DATA</text:p>
          </table:table-cell>
          <table:table-cell office:value-type="float" office:value="5.000009" calcext:value-type="float">
            <text:p>5.000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82188" calcext:value-type="float">
            <text:p>0.3821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SUM([.E2:.E11]) / 10" office:value-type="float" office:value="0.386225" calcext:value-type="float">
            <text:p>0.386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_OMP.o3093481:2:DATA</text:p>
          </table:table-cell>
          <table:table-cell office:value-type="float" office:value="5.000009" calcext:value-type="float">
            <text:p>5.000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82218" calcext:value-type="float">
            <text:p>0.3822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UM([.E12:.E21]) / 10" office:value-type="float" office:value="0.2812561" calcext:value-type="float">
            <text:p>0.2812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_OMP.o3093482:2:DATA</text:p>
          </table:table-cell>
          <table:table-cell office:value-type="float" office:value="5.000009" calcext:value-type="float">
            <text:p>5.000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91113" calcext:value-type="float">
            <text:p>0.3911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SUM([.E22:.E31]) / 10" office:value-type="float" office:value="0.3434845" calcext:value-type="float">
            <text:p>0.34348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_OMP.o3093483:2:DATA</text:p>
          </table:table-cell>
          <table:table-cell office:value-type="float" office:value="5.000009" calcext:value-type="float">
            <text:p>5.000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81082" calcext:value-type="float">
            <text:p>0.38108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SUM([.E32:.E41]) / 10" office:value-type="float" office:value="0.3117498" calcext:value-type="float">
            <text:p>0.3117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_OMP.o3093484:2:DATA</text:p>
          </table:table-cell>
          <table:table-cell office:value-type="float" office:value="5.000009" calcext:value-type="float">
            <text:p>5.000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81929" calcext:value-type="float">
            <text:p>0.3819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485:2:DATA</text:p>
          </table:table-cell>
          <table:table-cell office:value-type="float" office:value="5.000009" calcext:value-type="float">
            <text:p>5.000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87791" calcext:value-type="float">
            <text:p>0.3877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E42:.E51]) / 10" office:value-type="float" office:value="0.4307214" calcext:value-type="float">
            <text:p>0.4307214</text:p>
          </table:table-cell>
          <table:table-cell/>
          <table:table-cell office:value-type="string" calcext:value-type="string">
            <text:p>Locks suck.</text:p>
          </table:table-cell>
        </table:table-row>
        <table:table-row table:style-name="ro1">
          <table:table-cell office:value-type="string" calcext:value-type="string">
            <text:p>Q2_OMP.o3093486:2:DATA</text:p>
          </table:table-cell>
          <table:table-cell office:value-type="float" office:value="5.000009" calcext:value-type="float">
            <text:p>5.000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8118" calcext:value-type="float">
            <text:p>0.381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UM([.E52:.E61]) / 10" office:value-type="float" office:value="0.3007317" calcext:value-type="float">
            <text:p>0.3007317</text:p>
          </table:table-cell>
          <table:table-cell/>
          <table:table-cell office:value-type="string" calcext:value-type="string">
            <text:p>Each thread does 1M iterations</text:p>
          </table:table-cell>
        </table:table-row>
        <table:table-row table:style-name="ro1">
          <table:table-cell office:value-type="string" calcext:value-type="string">
            <text:p>Q2_OMP.o3093487:2:DATA</text:p>
          </table:table-cell>
          <table:table-cell office:value-type="float" office:value="5.000009" calcext:value-type="float">
            <text:p>5.000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93966" calcext:value-type="float">
            <text:p>0.39396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SUM([.E62:.E71]) / 10" office:value-type="float" office:value="0.3065686" calcext:value-type="float">
            <text:p>0.30656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_OMP.o3093488:2:DATA</text:p>
          </table:table-cell>
          <table:table-cell office:value-type="float" office:value="5.000009" calcext:value-type="float">
            <text:p>5.000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95245" calcext:value-type="float">
            <text:p>0.39524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SUM([.E72:.E81]) / 10" office:value-type="float" office:value="0.4021806" calcext:value-type="float">
            <text:p>0.4021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_OMP.o3093489:2:DATA</text:p>
          </table:table-cell>
          <table:table-cell office:value-type="float" office:value="5.000009" calcext:value-type="float">
            <text:p>5.000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85538" calcext:value-type="float">
            <text:p>0.3855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490: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60153" calcext:value-type="float">
            <text:p>0.26015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E82:.E91]) / 10" office:value-type="float" office:value="0.4984136" calcext:value-type="float">
            <text:p>0.4984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_OMP.o3093491: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69409" calcext:value-type="float">
            <text:p>0.36940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UM([.E92:.E101]) /10" office:value-type="float" office:value="0.4146617" calcext:value-type="float">
            <text:p>0.4146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_OMP.o3093492: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66062" calcext:value-type="float">
            <text:p>0.26606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SUM([.E102:.E111]) / 10" office:value-type="float" office:value="0.3843506" calcext:value-type="float">
            <text:p>0.38435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_OMP.o3093493: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50715" calcext:value-type="float">
            <text:p>0.25071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SUM([.E112:.E121]) / 10" office:value-type="float" office:value="0.4280973" calcext:value-type="float">
            <text:p>0.42809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_OMP.o3093494: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57394" calcext:value-type="float">
            <text:p>0.2573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495: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62627" calcext:value-type="float">
            <text:p>0.26262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SUM([.E122:.E131]) / 10" office:value-type="float" office:value="0.5197951" calcext:value-type="float">
            <text:p>0.51979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_OMP.o3093496: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57873" calcext:value-type="float">
            <text:p>0.25787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UM([.E132:.E141])/10" office:value-type="float" office:value="0.4168753" calcext:value-type="float">
            <text:p>0.41687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_OMP.o3093497: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63527" calcext:value-type="float">
            <text:p>0.2635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SUM([.E142:.E151]) / 10" office:value-type="float" office:value="0.4071307" calcext:value-type="float">
            <text:p>0.4071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_OMP.o3093498: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3933" calcext:value-type="float">
            <text:p>0.2393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SUM([.E152:.E161]) / 10" office:value-type="float" office:value="0.4485519" calcext:value-type="float">
            <text:p>0.4485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_OMP.o3093499: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85471" calcext:value-type="float">
            <text:p>0.3854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00: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390344" calcext:value-type="float">
            <text:p>0.39034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SUM([.E162:.E171]) / 10" office:value-type="float" office:value="0.5401639" calcext:value-type="float">
            <text:p>0.54016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_OMP.o3093501: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352454" calcext:value-type="float">
            <text:p>0.3524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UM([.E172:.E181]) / 10" office:value-type="float" office:value="0.4412039" calcext:value-type="float">
            <text:p>0.44120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_OMP.o3093502: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309978" calcext:value-type="float">
            <text:p>0.30997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SUM([.E182:.E191]) / 10" office:value-type="float" office:value="0.4393091" calcext:value-type="float">
            <text:p>0.4393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_OMP.o3093503: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385224" calcext:value-type="float">
            <text:p>0.38522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SUM([.E192:.E201]) / 10" office:value-type="float" office:value="0.5182918" calcext:value-type="float">
            <text:p>0.51829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_OMP.o3093504: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94366" calcext:value-type="float">
            <text:p>0.2943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05: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322203" calcext:value-type="float">
            <text:p>0.322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06: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371367" calcext:value-type="float">
            <text:p>0.3713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07: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374035" calcext:value-type="float">
            <text:p>0.3740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08: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370712" calcext:value-type="float">
            <text:p>0.3707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09: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64162" calcext:value-type="float">
            <text:p>0.2641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10: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263774" calcext:value-type="float">
            <text:p>0.2637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11: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26028" calcext:value-type="float">
            <text:p>0.260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12: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270789" calcext:value-type="float">
            <text:p>0.2707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13: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364266" calcext:value-type="float">
            <text:p>0.3642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14: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377144" calcext:value-type="float">
            <text:p>0.3771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15: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285256" calcext:value-type="float">
            <text:p>0.2852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16: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27915" calcext:value-type="float">
            <text:p>0.279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17: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253378" calcext:value-type="float">
            <text:p>0.2533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18: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300862" calcext:value-type="float">
            <text:p>0.3008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20: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462599" calcext:value-type="float">
            <text:p>0.4625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21: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12266" calcext:value-type="float">
            <text:p>0.4122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22: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07679" calcext:value-type="float">
            <text:p>0.5076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23: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23778" calcext:value-type="float">
            <text:p>0.4237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24: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03826" calcext:value-type="float">
            <text:p>0.4038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25: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0505" calcext:value-type="float">
            <text:p>0.405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26: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03446" calcext:value-type="float">
            <text:p>0.4034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27: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05189" calcext:value-type="float">
            <text:p>0.5051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28: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14622" calcext:value-type="float">
            <text:p>0.4146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29: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13419" calcext:value-type="float">
            <text:p>0.4134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30: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17939" calcext:value-type="float">
            <text:p>0.4179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31:2:DATA</text:p>
          </table:table-cell>
          <table:table-cell office:value-type="float" office:value="5.000002" calcext:value-type="float">
            <text:p>5.0000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28955" calcext:value-type="float">
            <text:p>0.289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32:2:DATA</text:p>
          </table:table-cell>
          <table:table-cell office:value-type="float" office:value="5.000002" calcext:value-type="float">
            <text:p>5.0000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291555" calcext:value-type="float">
            <text:p>0.2915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33:2:DATA</text:p>
          </table:table-cell>
          <table:table-cell office:value-type="float" office:value="5.000002" calcext:value-type="float">
            <text:p>5.0000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296461" calcext:value-type="float">
            <text:p>0.2964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34:2:DATA</text:p>
          </table:table-cell>
          <table:table-cell office:value-type="float" office:value="5.000002" calcext:value-type="float">
            <text:p>5.0000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265352" calcext:value-type="float">
            <text:p>0.2653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35:2:DATA</text:p>
          </table:table-cell>
          <table:table-cell office:value-type="float" office:value="5.000002" calcext:value-type="float">
            <text:p>5.0000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310093" calcext:value-type="float">
            <text:p>0.3100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36:2:DATA</text:p>
          </table:table-cell>
          <table:table-cell office:value-type="float" office:value="5.000002" calcext:value-type="float">
            <text:p>5.0000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294323" calcext:value-type="float">
            <text:p>0.2943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37:2:DATA</text:p>
          </table:table-cell>
          <table:table-cell office:value-type="float" office:value="5.000002" calcext:value-type="float">
            <text:p>5.0000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290651" calcext:value-type="float">
            <text:p>0.2906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38:2:DATA</text:p>
          </table:table-cell>
          <table:table-cell office:value-type="float" office:value="5.000002" calcext:value-type="float">
            <text:p>5.0000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291193" calcext:value-type="float">
            <text:p>0.2911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39:2:DATA</text:p>
          </table:table-cell>
          <table:table-cell office:value-type="float" office:value="5.000002" calcext:value-type="float">
            <text:p>5.0000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319178" calcext:value-type="float">
            <text:p>0.3191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40:2:DATA</text:p>
          </table:table-cell>
          <table:table-cell office:value-type="float" office:value="5.000002" calcext:value-type="float">
            <text:p>5.0000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358961" calcext:value-type="float">
            <text:p>0.3589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41: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26175" calcext:value-type="float">
            <text:p>0.3261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42: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271499" calcext:value-type="float">
            <text:p>0.2714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43: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281715" calcext:value-type="float">
            <text:p>0.2817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44: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294663" calcext:value-type="float">
            <text:p>0.2946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45: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293255" calcext:value-type="float">
            <text:p>0.2932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46: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281606" calcext:value-type="float">
            <text:p>0.2816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47: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287593" calcext:value-type="float">
            <text:p>0.2875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48: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451693" calcext:value-type="float">
            <text:p>0.4516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49: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08281" calcext:value-type="float">
            <text:p>0.3082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50: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269206" calcext:value-type="float">
            <text:p>0.2692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52: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297971" calcext:value-type="float">
            <text:p>0.2979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53: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37916" calcext:value-type="float">
            <text:p>0.379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55: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390848" calcext:value-type="float">
            <text:p>0.3908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56: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372356" calcext:value-type="float">
            <text:p>0.3723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57: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482595" calcext:value-type="float">
            <text:p>0.4825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58: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419172" calcext:value-type="float">
            <text:p>0.4191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59: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376175" calcext:value-type="float">
            <text:p>0.3761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60: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498315" calcext:value-type="float">
            <text:p>0.4983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61:16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396017" calcext:value-type="float">
            <text:p>0.3960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62:16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409197" calcext:value-type="float">
            <text:p>0.4091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63:2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41547" calcext:value-type="float">
            <text:p>0.4415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64:2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32789" calcext:value-type="float">
            <text:p>0.4327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65:2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90756" calcext:value-type="float">
            <text:p>0.5907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66:2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38727" calcext:value-type="float">
            <text:p>0.438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67:16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24881" calcext:value-type="float">
            <text:p>0.5248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68:16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13933" calcext:value-type="float">
            <text:p>0.5139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69:16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32449" calcext:value-type="float">
            <text:p>0.5324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70:16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14847" calcext:value-type="float">
            <text:p>0.5148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71:20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09759" calcext:value-type="float">
            <text:p>0.5097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72:20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84448" calcext:value-type="float">
            <text:p>0.4844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73:20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72172" calcext:value-type="float">
            <text:p>0.3721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74:20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92304" calcext:value-type="float">
            <text:p>0.3923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75:12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30707" calcext:value-type="float">
            <text:p>0.4307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76:2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98889" calcext:value-type="float">
            <text:p>0.3988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77:2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298915" calcext:value-type="float">
            <text:p>0.2989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78:2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2318" calcext:value-type="float">
            <text:p>0.423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79:2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40533" calcext:value-type="float">
            <text:p>0.5405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80:16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75795" calcext:value-type="float">
            <text:p>0.4757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81:16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91183" calcext:value-type="float">
            <text:p>0.3911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82:16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22939" calcext:value-type="float">
            <text:p>0.4229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83:16:DATA</text:p>
          </table:table-cell>
          <table:table-cell office:value-type="float" office:value="5.000011" calcext:value-type="float">
            <text:p>5.0000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360732" calcext:value-type="float">
            <text:p>0.360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84:20:DATA</text:p>
          </table:table-cell>
          <table:table-cell office:value-type="float" office:value="5.000011" calcext:value-type="float">
            <text:p>5.0000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374308" calcext:value-type="float">
            <text:p>0.3743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85:20:DATA</text:p>
          </table:table-cell>
          <table:table-cell office:value-type="float" office:value="5.000011" calcext:value-type="float">
            <text:p>5.0000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369397" calcext:value-type="float">
            <text:p>0.3693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86:20:DATA</text:p>
          </table:table-cell>
          <table:table-cell office:value-type="float" office:value="5.000011" calcext:value-type="float">
            <text:p>5.0000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33901" calcext:value-type="float">
            <text:p>0.33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87:20:DATA</text:p>
          </table:table-cell>
          <table:table-cell office:value-type="float" office:value="5.000011" calcext:value-type="float">
            <text:p>5.0000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355547" calcext:value-type="float">
            <text:p>0.3555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88:2:DATA</text:p>
          </table:table-cell>
          <table:table-cell office:value-type="float" office:value="5.000011" calcext:value-type="float">
            <text:p>5.0000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450393" calcext:value-type="float">
            <text:p>0.4503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89:2:DATA</text:p>
          </table:table-cell>
          <table:table-cell office:value-type="float" office:value="5.000011" calcext:value-type="float">
            <text:p>5.0000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310828" calcext:value-type="float">
            <text:p>0.3108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90:2:DATA</text:p>
          </table:table-cell>
          <table:table-cell office:value-type="float" office:value="5.000011" calcext:value-type="float">
            <text:p>5.0000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439877" calcext:value-type="float">
            <text:p>0.4398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92:2:DATA</text:p>
          </table:table-cell>
          <table:table-cell office:value-type="float" office:value="5.000011" calcext:value-type="float">
            <text:p>5.0000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443793" calcext:value-type="float">
            <text:p>0.4437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93:16:DATA</text:p>
          </table:table-cell>
          <table:table-cell office:value-type="float" office:value="5.000011" calcext:value-type="float">
            <text:p>5.0000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399621" calcext:value-type="float">
            <text:p>0.3996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94:16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45879" calcext:value-type="float">
            <text:p>0.458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95:16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432472" calcext:value-type="float">
            <text:p>0.4324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96:16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437539" calcext:value-type="float">
            <text:p>0.4375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97:20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455034" calcext:value-type="float">
            <text:p>0.4550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98:20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44164" calcext:value-type="float">
            <text:p>0.44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599:20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412144" calcext:value-type="float">
            <text:p>0.4121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00:20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418789" calcext:value-type="float">
            <text:p>0.4187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01:12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406574" calcext:value-type="float">
            <text:p>0.4065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02:12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39753" calcext:value-type="float">
            <text:p>0.397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03:12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420461" calcext:value-type="float">
            <text:p>0.4204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04:2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46069" calcext:value-type="float">
            <text:p>0.460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05:28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536751" calcext:value-type="float">
            <text:p>0.5367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06:28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558081" calcext:value-type="float">
            <text:p>0.5580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07:28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518579" calcext:value-type="float">
            <text:p>0.5185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08:28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509332" calcext:value-type="float">
            <text:p>0.5093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09:28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507826" calcext:value-type="float">
            <text:p>0.5078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10:28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537743" calcext:value-type="float">
            <text:p>0.5377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11:28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501479" calcext:value-type="float">
            <text:p>0.5014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12:24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51572" calcext:value-type="float">
            <text:p>0.515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13:24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55175" calcext:value-type="float">
            <text:p>0.551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14:2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450117" calcext:value-type="float">
            <text:p>0.4501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15:28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428217" calcext:value-type="float">
            <text:p>0.4282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16:28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389715" calcext:value-type="float">
            <text:p>0.3897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17:28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434099" calcext:value-type="float">
            <text:p>0.4340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18:28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377689" calcext:value-type="float">
            <text:p>0.3776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19:28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488587" calcext:value-type="float">
            <text:p>0.4885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20:28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415842" calcext:value-type="float">
            <text:p>0.4158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21:24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414638" calcext:value-type="float">
            <text:p>0.4146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22:24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418639" calcext:value-type="float">
            <text:p>0.4186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23:12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35121" calcext:value-type="float">
            <text:p>0.351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24:12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39023" calcext:value-type="float">
            <text:p>0.390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25:12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35894" calcext:value-type="float">
            <text:p>0.358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26:2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386567" calcext:value-type="float">
            <text:p>0.3865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27:28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385158" calcext:value-type="float">
            <text:p>0.3851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28:28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382426" calcext:value-type="float">
            <text:p>0.3824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29:28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49217" calcext:value-type="float">
            <text:p>0.492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30:28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380107" calcext:value-type="float">
            <text:p>0.3801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31:28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41812" calcext:value-type="float">
            <text:p>0.418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32:28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419879" calcext:value-type="float">
            <text:p>0.4198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33:28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45771" calcext:value-type="float">
            <text:p>0.457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34:24:DATA</text:p>
          </table:table-cell>
          <table:table-cell office:value-type="float" office:value="4.999996" calcext:value-type="float">
            <text:p>4.9999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397317" calcext:value-type="float">
            <text:p>0.3973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35:24:DATA</text:p>
          </table:table-cell>
          <table:table-cell office:value-type="float" office:value="4.999996" calcext:value-type="float">
            <text:p>4.9999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46198" calcext:value-type="float">
            <text:p>0.4461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36:12:DATA</text:p>
          </table:table-cell>
          <table:table-cell office:value-type="float" office:value="4.999996" calcext:value-type="float">
            <text:p>4.9999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83087" calcext:value-type="float">
            <text:p>0.4830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37:12:DATA</text:p>
          </table:table-cell>
          <table:table-cell office:value-type="float" office:value="4.999996" calcext:value-type="float">
            <text:p>4.9999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27219" calcext:value-type="float">
            <text:p>0.4272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38:28:DATA</text:p>
          </table:table-cell>
          <table:table-cell office:value-type="float" office:value="4.999996" calcext:value-type="float">
            <text:p>4.9999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61786" calcext:value-type="float">
            <text:p>0.4617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39:28:DATA</text:p>
          </table:table-cell>
          <table:table-cell office:value-type="float" office:value="4.999996" calcext:value-type="float">
            <text:p>4.9999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3385" calcext:value-type="float">
            <text:p>0.433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40:24:DATA</text:p>
          </table:table-cell>
          <table:table-cell office:value-type="float" office:value="4.999996" calcext:value-type="float">
            <text:p>4.9999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98031" calcext:value-type="float">
            <text:p>0.4980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41:12:DATA</text:p>
          </table:table-cell>
          <table:table-cell office:value-type="float" office:value="4.999996" calcext:value-type="float">
            <text:p>4.9999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7302" calcext:value-type="float">
            <text:p>0.473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42:12:DATA</text:p>
          </table:table-cell>
          <table:table-cell office:value-type="float" office:value="4.999996" calcext:value-type="float">
            <text:p>4.9999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41017" calcext:value-type="float">
            <text:p>0.4410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43:12:DATA</text:p>
          </table:table-cell>
          <table:table-cell office:value-type="float" office:value="4.999996" calcext:value-type="float">
            <text:p>4.9999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23994" calcext:value-type="float">
            <text:p>0.4239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44:40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517254" calcext:value-type="float">
            <text:p>0.5172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45:44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536541" calcext:value-type="float">
            <text:p>0.5365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46:44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611878" calcext:value-type="float">
            <text:p>0.6118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47:44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53074" calcext:value-type="float">
            <text:p>0.530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48:40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562679" calcext:value-type="float">
            <text:p>0.5626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49:40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524462" calcext:value-type="float">
            <text:p>0.5244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50:40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50456" calcext:value-type="float">
            <text:p>0.504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52:44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540411" calcext:value-type="float">
            <text:p>0.5404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53:44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548684" calcext:value-type="float">
            <text:p>0.5486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54:44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52443" calcext:value-type="float">
            <text:p>0.524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55:40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457943" calcext:value-type="float">
            <text:p>0.4579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56:40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459819" calcext:value-type="float">
            <text:p>0.4598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57:40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386246" calcext:value-type="float">
            <text:p>0.3862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58:36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48035" calcext:value-type="float">
            <text:p>0.480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59:28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49322" calcext:value-type="float">
            <text:p>0.493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60:24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369146" calcext:value-type="float">
            <text:p>0.3691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61:24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411917" calcext:value-type="float">
            <text:p>0.4119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62:17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397097" calcext:value-type="float">
            <text:p>0.3970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63:24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374805" calcext:value-type="float">
            <text:p>0.3748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64:40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581496" calcext:value-type="float">
            <text:p>0.5814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65:44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41011" calcext:value-type="float">
            <text:p>0.410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66:44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55443" calcext:value-type="float">
            <text:p>0.554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67:44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396183" calcext:value-type="float">
            <text:p>0.3961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69:40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455501" calcext:value-type="float">
            <text:p>0.455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70:40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453889" calcext:value-type="float">
            <text:p>0.4538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71:40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457354" calcext:value-type="float">
            <text:p>0.4573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72:36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52447" calcext:value-type="float">
            <text:p>0.524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73:28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388793" calcext:value-type="float">
            <text:p>0.3887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74:24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38519" calcext:value-type="float">
            <text:p>0.385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75:24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367171" calcext:value-type="float">
            <text:p>0.3671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76:40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530065" calcext:value-type="float">
            <text:p>0.5300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77:44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554449" calcext:value-type="float">
            <text:p>0.5544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78:44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572119" calcext:value-type="float">
            <text:p>0.5721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79:44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569309" calcext:value-type="float">
            <text:p>0.5693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80:40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553302" calcext:value-type="float">
            <text:p>0.5533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81:40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533833" calcext:value-type="float">
            <text:p>0.5338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82:40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548466" calcext:value-type="float">
            <text:p>0.5484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83:36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441859" calcext:value-type="float">
            <text:p>0.4418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84:28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452349" calcext:value-type="float">
            <text:p>0.4523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.o3093685:26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427167" calcext:value-type="float">
            <text:p>0.427167</text:p>
          </table:table-cell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Binary file q2 matches</text:p>
          </table:table-cell>
          <table:table-cell table:number-columns-repeated="5"/>
          <table:table-cell office:value-type="string" calcext:value-type="string">
            <text:p># Processes</text:p>
          </table:table-cell>
          <table:table-cell/>
          <table:table-cell office:value-type="string" calcext:value-type="string">
            <text:p>Runtime</text:p>
          </table:table-cell>
        </table:table-row>
        <table:table-row table:style-name="ro1">
          <table:table-cell office:value-type="string" calcext:value-type="string">
            <text:p>Q2_MPI.o3093410:7:DATA</text:p>
          </table:table-cell>
          <table:table-cell office:value-type="float" office:value="5.000009" calcext:value-type="float">
            <text:p>5.000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46119" calcext:value-type="float">
            <text:p>0.34611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E2:.E11]) / 10" office:value-type="float" office:value="0.3672282" calcext:value-type="float">
            <text:p>0.3672282</text:p>
          </table:table-cell>
        </table:table-row>
        <table:table-row table:style-name="ro1">
          <table:table-cell office:value-type="string" calcext:value-type="string">
            <text:p>Q2_MPI.o3093411:7:DATA</text:p>
          </table:table-cell>
          <table:table-cell office:value-type="float" office:value="5.000009" calcext:value-type="float">
            <text:p>5.000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5608" calcext:value-type="float">
            <text:p>0.37560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([.E12:.E21]) / 10" office:value-type="float" office:value="0.388401" calcext:value-type="float">
            <text:p>0.388401</text:p>
          </table:table-cell>
        </table:table-row>
        <table:table-row table:style-name="ro1">
          <table:table-cell office:value-type="string" calcext:value-type="string">
            <text:p>Q2_MPI.o3093412:7:DATA</text:p>
          </table:table-cell>
          <table:table-cell office:value-type="float" office:value="5.000009" calcext:value-type="float">
            <text:p>5.000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6915" calcext:value-type="float">
            <text:p>0.3691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SUM([.E22:.E31]) / 10" office:value-type="float" office:value="0.4400819" calcext:value-type="float">
            <text:p>0.4400819</text:p>
          </table:table-cell>
        </table:table-row>
        <table:table-row table:style-name="ro1">
          <table:table-cell office:value-type="string" calcext:value-type="string">
            <text:p>Q2_MPI.o3093413:7:DATA</text:p>
          </table:table-cell>
          <table:table-cell office:value-type="float" office:value="5.000009" calcext:value-type="float">
            <text:p>5.000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69386" calcext:value-type="float">
            <text:p>0.36938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SUM([.E32:.E41]) / 10" office:value-type="float" office:value="0.5122196" calcext:value-type="float">
            <text:p>0.5122196</text:p>
          </table:table-cell>
        </table:table-row>
        <table:table-row table:style-name="ro1">
          <table:table-cell office:value-type="string" calcext:value-type="string">
            <text:p>Q2_MPI.o3093414:7:DATA</text:p>
          </table:table-cell>
          <table:table-cell office:value-type="float" office:value="5.000009" calcext:value-type="float">
            <text:p>5.000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096" calcext:value-type="float">
            <text:p>0.3709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SUM([.E42:.E51]) / 10" office:value-type="float" office:value="0.5170294" calcext:value-type="float">
            <text:p>0.5170294</text:p>
          </table:table-cell>
        </table:table-row>
        <table:table-row table:style-name="ro1">
          <table:table-cell office:value-type="string" calcext:value-type="string">
            <text:p>Q2_MPI.o3093415:7:DATA</text:p>
          </table:table-cell>
          <table:table-cell office:value-type="float" office:value="5.000009" calcext:value-type="float">
            <text:p>5.000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65948" calcext:value-type="float">
            <text:p>0.365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3416:7:DATA</text:p>
          </table:table-cell>
          <table:table-cell office:value-type="float" office:value="5.000009" calcext:value-type="float">
            <text:p>5.000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64067" calcext:value-type="float">
            <text:p>0.3640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3417:7:DATA</text:p>
          </table:table-cell>
          <table:table-cell office:value-type="float" office:value="5.000009" calcext:value-type="float">
            <text:p>5.000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4756" calcext:value-type="float">
            <text:p>0.374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3418:7:DATA</text:p>
          </table:table-cell>
          <table:table-cell office:value-type="float" office:value="5.000009" calcext:value-type="float">
            <text:p>5.000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68714" calcext:value-type="float">
            <text:p>0.3687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3419:7:DATA</text:p>
          </table:table-cell>
          <table:table-cell office:value-type="float" office:value="5.000009" calcext:value-type="float">
            <text:p>5.000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67574" calcext:value-type="float">
            <text:p>0.3675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3420:1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84586" calcext:value-type="float">
            <text:p>0.384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3421:1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8082" calcext:value-type="float">
            <text:p>0.380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3422:1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79017" calcext:value-type="float">
            <text:p>0.3790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3423:1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80677" calcext:value-type="float">
            <text:p>0.3806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3424:1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88812" calcext:value-type="float">
            <text:p>0.388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3425:1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91055" calcext:value-type="float">
            <text:p>0.3910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3426:1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98245" calcext:value-type="float">
            <text:p>0.3982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3427:1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97382" calcext:value-type="float">
            <text:p>0.3973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3428:1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91139" calcext:value-type="float">
            <text:p>0.3911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3429:1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92277" calcext:value-type="float">
            <text:p>0.3922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3430:22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34041" calcext:value-type="float">
            <text:p>0.4340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3431:22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15503" calcext:value-type="float">
            <text:p>0.4155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3432:22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20426" calcext:value-type="float">
            <text:p>0.4204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3433:22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45108" calcext:value-type="float">
            <text:p>0.4451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3434:22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18175" calcext:value-type="float">
            <text:p>0.4181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3435:22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13177" calcext:value-type="float">
            <text:p>0.4131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3436:22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2437" calcext:value-type="float">
            <text:p>0.424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3438:38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77032" calcext:value-type="float">
            <text:p>0.477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3439:40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76489" calcext:value-type="float">
            <text:p>0.4764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3440:32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76498" calcext:value-type="float">
            <text:p>0.4764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3441:42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470042" calcext:value-type="float">
            <text:p>0.4700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3442:64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533126" calcext:value-type="float">
            <text:p>0.5331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3443:64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512686" calcext:value-type="float">
            <text:p>0.5126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3444:64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519069" calcext:value-type="float">
            <text:p>0.5190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3445:64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514988" calcext:value-type="float">
            <text:p>0.5149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3446:64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515233" calcext:value-type="float">
            <text:p>0.5152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3447:64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525152" calcext:value-type="float">
            <text:p>0.5251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3448:68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521926" calcext:value-type="float">
            <text:p>0.5219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3449:68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508306" calcext:value-type="float">
            <text:p>0.5083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3450:68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501668" calcext:value-type="float">
            <text:p>0.5016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3451:116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511454" calcext:value-type="float">
            <text:p>0.511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3452:120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556089" calcext:value-type="float">
            <text:p>0.5560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3453:120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534988" calcext:value-type="float">
            <text:p>0.5349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3454:120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521543" calcext:value-type="float">
            <text:p>0.5215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3455:120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517632" calcext:value-type="float">
            <text:p>0.5176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3456:120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508385" calcext:value-type="float">
            <text:p>0.508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3457:120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499368" calcext:value-type="float">
            <text:p>0.4993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3458:124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501856" calcext:value-type="float">
            <text:p>0.5018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3459:120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509191" calcext:value-type="float">
            <text:p>0.5091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3460:108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509788" calcext:value-type="float">
            <text:p>0.50978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 style:data-style-name="N2" text:time-value="11:23:08.9229513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6T11:24:14.952356848</dc:date>
    <meta:editing-duration>PT9M30S</meta:editing-duration>
    <meta:editing-cycles>10</meta:editing-cycles>
    <meta:generator>LibreOffice/5.3.7.2.0$Linux_X86_64 LibreOffice_project/30m0$Build-2</meta:generator>
    <meta:document-statistic meta:table-count="2" meta:cell-count="1314" meta:object-count="0"/>
  </office:meta>
</office:document-meta>
</file>